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468a1a" fo:border="0.74pt solid #000000"/>
    </style:style>
    <style:style style:name="ce4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C01 m28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olar_irradiance_in_W_m2</text:p>
          </table:table-cell>
        </table:table-row>
        <table:table-row table:style-name="ro1">
          <table:table-cell office:value-type="string" calcext:value-type="string">
            <text:p>2016-08-09 00:00:01</text:p>
          </table:table-cell>
          <table:table-cell table:style-name="ce1" office:value-type="string" calcext:value-type="string">
            <text:p>0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0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0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0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0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0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0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0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0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0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4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5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00:01</text:p>
          </table:table-cell>
          <table:table-cell table:style-name="ce1" office:value-type="string" calcext:value-type="string">
            <text:p>6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6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7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7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7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7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7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07:25:0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6-08-09 07:30:0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08-09 07:35:0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8-09 07:40: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8-09 07:45:0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8-09 07:50: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8-09 07:55:0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8-09 08:00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8-09 08:05:01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8-09 08:10:01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8-09 08:15:0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8-09 08:20:0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08-09 08:25:0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-08-09 08:30:0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08-09 08:35:01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6-08-09 08:40:01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08-09 08:45: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6-08-09 08:50:01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6-08-09 08:55:01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6-08-09 09:00:01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6-08-09 09:05:01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6-08-09 09:10:01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6-08-09 09:15:01</text:p>
          </table:table-cell>
          <table:table-cell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6-08-09 09:20:01</text:p>
          </table:table-cell>
          <table:table-cell/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6-08-09 09:25:01</text:p>
          </table:table-cell>
          <table:table-cell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6-08-09 09:30:01</text:p>
          </table:table-cell>
          <table:table-cell/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016-08-09 09:35:01</text:p>
          </table:table-cell>
          <table:table-cell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6-08-09 09:40:01</text:p>
          </table:table-cell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2016-08-09 09:45:01</text:p>
          </table:table-cell>
          <table:table-cell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6-08-09 09:50:01</text:p>
          </table:table-cell>
          <table:table-cell/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2016-08-09 09:55:01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2016-08-09 10:00:01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6-08-09 10:05:01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2016-08-09 10:10:01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2016-08-09 10:15:01</text:p>
          </table:table-cell>
          <table:table-cell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2016-08-09 10:20:01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2016-08-09 10:25:01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6-08-09 10:30:01</text:p>
          </table:table-cell>
          <table:table-cell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6-08-09 10:35:01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6-08-09 10:40:01</text:p>
          </table:table-cell>
          <table:table-cell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2016-08-09 10:45:01</text:p>
          </table:table-cell>
          <table:table-cell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2016-08-09 10:50:01</text:p>
          </table:table-cell>
          <table:table-cell/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2016-08-09 10:55:01</text:p>
          </table:table-cell>
          <table:table-cell/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2016-08-09 11:00:01</text:p>
          </table:table-cell>
          <table:table-cell/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2016-08-09 11:05:01</text:p>
          </table:table-cell>
          <table:table-cell/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2016-08-09 11:10:01</text:p>
          </table:table-cell>
          <table:table-cell/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2016-08-09 11:15:01</text:p>
          </table:table-cell>
          <table:table-cell/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2016-08-09 11:20:01</text:p>
          </table:table-cell>
          <table:table-cell/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2016-08-09 11:25:01</text:p>
          </table:table-cell>
          <table:table-cell/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2016-08-09 11:30:01</text:p>
          </table:table-cell>
          <table:table-cell/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2016-08-09 11:35:01</text:p>
          </table:table-cell>
          <table:table-cell/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2016-08-09 11:40:01</text:p>
          </table:table-cell>
          <table:table-cell/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2016-08-09 11:45:01</text:p>
          </table:table-cell>
          <table:table-cell/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2016-08-09 11:50:01</text:p>
          </table:table-cell>
          <table:table-cell/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6-08-09 11:55:01</text:p>
          </table:table-cell>
          <table:table-cell/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6-08-09 12:00:01</text:p>
          </table:table-cell>
          <table:table-cell table:style-name="ce1" office:value-type="string" calcext:value-type="string">
            <text:p>12h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6-08-09 12:05:01</text:p>
          </table:table-cell>
          <table:table-cell/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2016-08-09 12:10:01</text:p>
          </table:table-cell>
          <table:table-cell/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2016-08-09 12:15:01</text:p>
          </table:table-cell>
          <table:table-cell/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2016-08-09 12:20:01</text:p>
          </table:table-cell>
          <table:table-cell/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2016-08-09 12:25:01</text:p>
          </table:table-cell>
          <table:table-cell/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2016-08-09 12:30:01</text:p>
          </table:table-cell>
          <table:table-cell/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2016-08-09 12:35:01</text:p>
          </table:table-cell>
          <table:table-cell/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6-08-09 12:40:01</text:p>
          </table:table-cell>
          <table:table-cell/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2016-08-09 12:45:01</text:p>
          </table:table-cell>
          <table:table-cell/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2016-08-09 12:50:01</text:p>
          </table:table-cell>
          <table:table-cell/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2016-08-09 12:55:01</text:p>
          </table:table-cell>
          <table:table-cell/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2016-08-09 13:00:01</text:p>
          </table:table-cell>
          <table:table-cell/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2016-08-09 13:05:01</text:p>
          </table:table-cell>
          <table:table-cell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2016-08-09 13:10:01</text:p>
          </table:table-cell>
          <table:table-cell/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2016-08-09 13:15:01</text:p>
          </table:table-cell>
          <table:table-cell/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2016-08-09 13:20:01</text:p>
          </table:table-cell>
          <table:table-cell/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2016-08-09 13:25:01</text:p>
          </table:table-cell>
          <table:table-cell/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2016-08-09 13:30:01</text:p>
          </table:table-cell>
          <table:table-cell/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2016-08-09 13:35:01</text:p>
          </table:table-cell>
          <table:table-cell/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2016-08-09 13:40:01</text:p>
          </table:table-cell>
          <table:table-cell/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2016-08-09 13:45:01</text:p>
          </table:table-cell>
          <table:table-cell/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2016-08-09 13:50:01</text:p>
          </table:table-cell>
          <table:table-cell/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2016-08-09 13:55:01</text:p>
          </table:table-cell>
          <table:table-cell/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2016-08-09 14:00:01</text:p>
          </table:table-cell>
          <table:table-cell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2016-08-09 14:05:01</text:p>
          </table:table-cell>
          <table:table-cell/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2016-08-09 14:10:01</text:p>
          </table:table-cell>
          <table:table-cell/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2016-08-09 14:15:01</text:p>
          </table:table-cell>
          <table:table-cell/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2016-08-09 14:20:01</text:p>
          </table:table-cell>
          <table:table-cell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6-08-09 14:25:01</text:p>
          </table:table-cell>
          <table:table-cell/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2016-08-09 14:30:01</text:p>
          </table:table-cell>
          <table:table-cell/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6-08-09 14:35:01</text:p>
          </table:table-cell>
          <table:table-cell/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2016-08-09 14:40:01</text:p>
          </table:table-cell>
          <table:table-cell/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2016-08-09 14:45:01</text:p>
          </table:table-cell>
          <table:table-cell/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2016-08-09 14:50:01</text:p>
          </table:table-cell>
          <table:table-cell/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2016-08-09 14:55:01</text:p>
          </table:table-cell>
          <table:table-cell/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2016-08-09 15:00:01</text:p>
          </table:table-cell>
          <table:table-cell/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2016-08-09 15:05:01</text:p>
          </table:table-cell>
          <table:table-cell/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2016-08-09 15:10:01</text:p>
          </table:table-cell>
          <table:table-cell/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2016-08-09 15:15:01</text:p>
          </table:table-cell>
          <table:table-cell/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2016-08-09 15:20:01</text:p>
          </table:table-cell>
          <table:table-cell/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2016-08-09 15:25:01</text:p>
          </table:table-cell>
          <table:table-cell/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2016-08-09 15:30:01</text:p>
          </table:table-cell>
          <table:table-cell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6-08-09 15:35:01</text:p>
          </table:table-cell>
          <table:table-cell/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2016-08-09 15:40:01</text:p>
          </table:table-cell>
          <table:table-cell/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2016-08-09 15:45:01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6-08-09 15:50:01</text:p>
          </table:table-cell>
          <table:table-cell/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2016-08-09 15:55:01</text:p>
          </table:table-cell>
          <table:table-cell/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2016-08-09 16:00:01</text:p>
          </table:table-cell>
          <table:table-cell/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6-08-09 16:05:01</text:p>
          </table:table-cell>
          <table:table-cell/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2016-08-09 16:10:01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6-08-09 16:15:01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6-08-09 16:20:01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6-08-09 16:25:01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6-08-09 16:30:01</text:p>
          </table:table-cell>
          <table:table-cell/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2016-08-09 16:35:01</text:p>
          </table:table-cell>
          <table:table-cell/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6-08-09 16:40:01</text:p>
          </table:table-cell>
          <table:table-cell/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2016-08-09 16:45:01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6-08-09 16:50:01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6-08-09 16:55:01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6-08-09 17:00:01</text:p>
          </table:table-cell>
          <table:table-cell/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2016-08-09 17:05:01</text:p>
          </table:table-cell>
          <table:table-cell/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2016-08-09 17:10:01</text:p>
          </table:table-cell>
          <table:table-cell/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2016-08-09 17:15:01</text:p>
          </table:table-cell>
          <table:table-cell/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2016-08-09 17:20:01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6-08-09 17:25:01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6-08-09 17:30:01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6-08-09 17:35:01</text:p>
          </table:table-cell>
          <table:table-cell/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6-08-09 17:40:01</text:p>
          </table:table-cell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6-08-09 17:45:01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6-08-09 17:50:01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6-08-09 17:55:01</text:p>
          </table:table-cell>
          <table:table-cell/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2016-08-09 18:00:01</text:p>
          </table:table-cell>
          <table:table-cell table:style-name="ce1" office:value-type="string" calcext:value-type="string">
            <text:p>18h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16-08-09 18:05:01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6-08-09 18:10: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6-08-09 18:15:01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6-08-09 18:20:01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6-08-09 18:25:01</text:p>
          </table:table-cell>
          <table:table-cell/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6-08-09 18:30:01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6-08-09 18:35:01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6-08-09 18:40:01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6-08-09 18:45:01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6-08-09 18:50:01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6-08-09 18:55:01</text:p>
          </table:table-cell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6-08-09 19:00:01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6-08-09 19:05:01</text:p>
          </table:table-cell>
          <table:table-cell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6-08-09 19:10:01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6-08-09 19:15:01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6-08-09 19:20:01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6-08-09 19:25:0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-08-09 19:30:01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6-08-09 19:35:01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-08-09 19:40:0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-08-09 19:45:0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8-09 19:50:01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6-08-09 19:55:0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-08-09 20:00:01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6-08-09 20:05:01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6-08-09 20:10:01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8-09 20:15:0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8-09 20:20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8-09 20:25:01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8-09 20:30:0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8-09 20:35: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8-09 20:40:0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8-09 20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 2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00:01</text:p>
          </table:table-cell>
          <table:table-cell table:style-name="ce1" office:value-type="string" calcext:value-type="string">
            <text:p>0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4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5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00:01</text:p>
          </table:table-cell>
          <table:table-cell table:style-name="ce1" office:value-type="string" calcext:value-type="string">
            <text:p>6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6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7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7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7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7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7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7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07:30:0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6-08-10 07:35:0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8-10 07:40: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8-10 07:45:0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8-10 07:50:01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8-10 07:55:01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8-10 08:00:0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8-10 08:05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8-10 08:10:0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8-10 08:15:0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8-10 08:20:0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08-10 08:25:0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-08-10 08:30:0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8-10 08:35:01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8-10 08:40:01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6-08-10 08:45:01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6-08-10 08:50:01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6-08-10 08:55:01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6-08-10 09:00:01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6-08-10 09:05:01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6-08-10 09:10:01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6-08-10 09:15:01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6-08-10 09:20:01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6-08-10 09:25:01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16-08-10 09:30:01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6-08-10 09:35:01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16-08-10 09:40:01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6-08-10 09:45:01</text:p>
          </table:table-cell>
          <table:table-cell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6-08-10 09:50:01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6-08-10 09:55:01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2016-08-10 10:00:01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6-08-10 10:05:01</text:p>
          </table:table-cell>
          <table:table-cell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6-08-10 10:10:01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16-08-10 10:15:01</text:p>
          </table:table-cell>
          <table:table-cell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6-08-10 10:20:01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6-08-10 10:25:01</text:p>
          </table:table-cell>
          <table:table-cell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6-08-10 10:30:01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6-08-10 10:35:01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6-08-10 10:40:01</text:p>
          </table:table-cell>
          <table:table-cell/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2016-08-10 10:45:01</text:p>
          </table:table-cell>
          <table:table-cell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6-08-10 10:50:01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016-08-10 10:55:01</text:p>
          </table:table-cell>
          <table:table-cell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2016-08-10 11:00:01</text:p>
          </table:table-cell>
          <table:table-cell/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6-08-10 11:05:01</text:p>
          </table:table-cell>
          <table:table-cell/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2016-08-10 11:10:01</text:p>
          </table:table-cell>
          <table:table-cell/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2016-08-10 11:15:01</text:p>
          </table:table-cell>
          <table:table-cell/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2016-08-10 11:20:01</text:p>
          </table:table-cell>
          <table:table-cell/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2016-08-10 11:25:01</text:p>
          </table:table-cell>
          <table:table-cell/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6-08-10 11:30:01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016-08-10 11:35:01</text:p>
          </table:table-cell>
          <table:table-cell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2016-08-10 11:40:01</text:p>
          </table:table-cell>
          <table:table-cell/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2016-08-10 11:45:01</text:p>
          </table:table-cell>
          <table:table-cell/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2016-08-10 11:50:01</text:p>
          </table:table-cell>
          <table:table-cell/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2016-08-10 11:55:01</text:p>
          </table:table-cell>
          <table:table-cell/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2016-08-10 12:00:01</text:p>
          </table:table-cell>
          <table:table-cell table:style-name="ce1" office:value-type="string" calcext:value-type="string">
            <text:p>12h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6-08-10 12:05:01</text:p>
          </table:table-cell>
          <table:table-cell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2016-08-10 12:10:01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6-08-10 12:15:01</text:p>
          </table:table-cell>
          <table:table-cell/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2016-08-10 12:20:01</text:p>
          </table:table-cell>
          <table:table-cell/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2016-08-10 12:25:01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2016-08-10 12:30:01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2016-08-10 12:35:01</text:p>
          </table:table-cell>
          <table:table-cell/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2016-08-10 12:40:01</text:p>
          </table:table-cell>
          <table:table-cell/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2016-08-10 12:45:01</text:p>
          </table:table-cell>
          <table:table-cell/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2016-08-10 12:50:01</text:p>
          </table:table-cell>
          <table:table-cell/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2016-08-10 12:55:01</text:p>
          </table:table-cell>
          <table:table-cell/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2016-08-10 13:00:01</text:p>
          </table:table-cell>
          <table:table-cell/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2016-08-10 13:05:01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6-08-10 13:10:01</text:p>
          </table:table-cell>
          <table:table-cell/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2016-08-10 13:15:01</text:p>
          </table:table-cell>
          <table:table-cell/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2016-08-10 13:20:01</text:p>
          </table:table-cell>
          <table:table-cell/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2016-08-10 13:25:0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2016-08-10 13:30:01</text:p>
          </table:table-cell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016-08-10 13:35:01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6-08-10 13:40:01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6-08-10 13:45:01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6-08-10 13:50:01</text:p>
          </table:table-cell>
          <table:table-cell/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6-08-10 13:55:01</text:p>
          </table:table-cell>
          <table:table-cell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6-08-10 14:00:01</text:p>
          </table:table-cell>
          <table:table-cell/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6-08-10 14:05:01</text:p>
          </table:table-cell>
          <table:table-cell/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2016-08-10 14:10:01</text:p>
          </table:table-cell>
          <table:table-cell/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2016-08-10 14:15:01</text:p>
          </table:table-cell>
          <table:table-cell/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2016-08-10 14:20:01</text:p>
          </table:table-cell>
          <table:table-cell/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6-08-10 14:25:01</text:p>
          </table:table-cell>
          <table:table-cell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2016-08-10 14:30:01</text:p>
          </table:table-cell>
          <table:table-cell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6-08-10 14:35:01</text:p>
          </table:table-cell>
          <table:table-cell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6-08-10 14:40:01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16-08-10 14:45:01</text:p>
          </table:table-cell>
          <table:table-cell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6-08-10 14:50:01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6-08-10 14:55:01</text:p>
          </table:table-cell>
          <table:table-cell/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016-08-10 15:00:01</text:p>
          </table:table-cell>
          <table:table-cell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6-08-10 15:05:01</text:p>
          </table:table-cell>
          <table:table-cell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2016-08-10 15:10:01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2016-08-10 15:15:01</text:p>
          </table:table-cell>
          <table:table-cell/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2016-08-10 15:20:01</text:p>
          </table:table-cell>
          <table:table-cell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2016-08-10 15:25:01</text:p>
          </table:table-cell>
          <table:table-cell/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2016-08-10 15:30:01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6-08-10 15:35:01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6-08-10 15:40:01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6-08-10 15:45:01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016-08-10 15:50:01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2016-08-10 15:55:01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6-08-10 16:00:01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6-08-10 16:05:01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6-08-10 16:10:01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6-08-10 16:15:01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6-08-10 16:20:01</text:p>
          </table:table-cell>
          <table:table-cell/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6-08-10 16:25:01</text:p>
          </table:table-cell>
          <table:table-cell/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2016-08-10 16:30:01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6-08-10 16:35:01</text:p>
          </table:table-cell>
          <table:table-cell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2016-08-10 16:40:01</text:p>
          </table:table-cell>
          <table:table-cell/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6-08-10 16:45:01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6-08-10 16:50:01</text:p>
          </table:table-cell>
          <table:table-cell/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2016-08-10 16:55:01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6-08-10 17:00:01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6-08-10 17:05:01</text:p>
          </table:table-cell>
          <table:table-cell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6-08-10 17:10:01</text:p>
          </table:table-cell>
          <table:table-cell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6-08-10 17:15:01</text:p>
          </table:table-cell>
          <table:table-cell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6-08-10 17:20:01</text:p>
          </table:table-cell>
          <table:table-cell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6-08-10 17:25:01</text:p>
          </table:table-cell>
          <table:table-cell/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2016-08-10 17:30:01</text:p>
          </table:table-cell>
          <table:table-cell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6-08-10 17:35:01</text:p>
          </table:table-cell>
          <table:table-cell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6-08-10 17:40:01</text:p>
          </table:table-cell>
          <table:table-cell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2016-08-10 17:45:01</text:p>
          </table:table-cell>
          <table:table-cell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6-08-10 17:50:01</text:p>
          </table:table-cell>
          <table:table-cell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6-08-10 17:55:01</text:p>
          </table:table-cell>
          <table:table-cell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16-08-10 18:00:01</text:p>
          </table:table-cell>
          <table:table-cell table:style-name="ce1" office:value-type="string" calcext:value-type="string">
            <text:p>18h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2016-08-10 18:05:0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2016-08-10 18:10:02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2016-08-10 18:15:01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2016-08-10 18:20:01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2016-08-10 18:25:01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16-08-10 18:30:01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6-08-10 18:35:01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6-08-10 18:40:01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16-08-10 18:45:01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6-08-10 18:50:01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6-08-10 18:55:01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6-08-10 19:00:01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6-08-10 19:05:01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6-08-10 19:10:01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6-08-10 19:15:01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6-08-10 19:20:01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6-08-10 19:25:01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6-08-10 19:30:01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6-08-10 19:35:01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6-08-10 19:40:01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08-10 19:45:01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6-08-10 19:50:01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6-08-10 19:55:01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08-10 20:00:01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6-08-10 20:05:01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6-08-10 20:10:01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6-08-10 20:15:0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08-10 20:20:01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8-10 20:25:0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8-10 20:30:0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8-10 20:35:01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8-10 20:40: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8-10 20:45:0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8-10 20:50:0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6-08-10 2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 23:55:0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DC02 m166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olar_irradiance_in_W_m2</text:p>
          </table:table-cell>
        </table:table-row>
        <table:table-row table:style-name="ro1">
          <table:table-cell office:value-type="string" calcext:value-type="string">
            <text:p>2016-05-31 06:00:01</text:p>
          </table:table-cell>
          <table:table-cell table:style-name="ce1" office:value-type="string" calcext:value-type="string">
            <text:p>6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6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6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6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6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6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6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6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6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6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6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6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7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8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8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8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8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8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8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8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8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8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8:45:01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6-05-31 08:50:01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6-05-31 08:55:01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6-05-31 09:00:01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6-05-31 09:05:01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6-05-31 09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09:15:01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6-05-31 09:20:01</text:p>
          </table:table-cell>
          <table:table-cell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6-05-31 09:25:01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6-05-31 09:30:01</text:p>
          </table:table-cell>
          <table:table-cell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6-05-31 09:35:01</text:p>
          </table:table-cell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6-05-31 09:40:01</text:p>
          </table:table-cell>
          <table:table-cell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6-05-31 09:45:01</text:p>
          </table:table-cell>
          <table:table-cell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2016-05-31 09:50:01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2016-05-31 09:55:01</text:p>
          </table:table-cell>
          <table:table-cell/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2016-05-31 10:00:01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2016-05-31 10:05:01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6-05-31 10:10:02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2016-05-31 10:15:01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2016-05-31 10:20:01</text:p>
          </table:table-cell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016-05-31 10:25:01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6-05-31 10:30:01</text:p>
          </table:table-cell>
          <table:table-cell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6-05-31 10:35:01</text:p>
          </table:table-cell>
          <table:table-cell/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6-05-31 10:40:01</text:p>
          </table:table-cell>
          <table:table-cell/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6-05-31 10:45:01</text:p>
          </table:table-cell>
          <table:table-cell/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6-05-31 10:50:01</text:p>
          </table:table-cell>
          <table:table-cell/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2016-05-31 10:55:01</text:p>
          </table:table-cell>
          <table:table-cell/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2016-05-31 11:00:01</text:p>
          </table:table-cell>
          <table:table-cell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6-05-31 11:05:01</text:p>
          </table:table-cell>
          <table:table-cell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16-05-31 11:10:01</text:p>
          </table:table-cell>
          <table:table-cell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6-05-31 11:15:01</text:p>
          </table:table-cell>
          <table:table-cell/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2016-05-31 11:20:01</text:p>
          </table:table-cell>
          <table:table-cell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2016-05-31 11:25:01</text:p>
          </table:table-cell>
          <table:table-cell/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2016-05-31 11:30:01</text:p>
          </table:table-cell>
          <table:table-cell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2016-05-31 11:35:01</text:p>
          </table:table-cell>
          <table:table-cell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6-05-31 11:40:01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2016-05-31 11:45:01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6-05-31 11:50:01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2016-05-31 11:55:01</text:p>
          </table:table-cell>
          <table:table-cell/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2016-05-31 12:00:01</text:p>
          </table:table-cell>
          <table:table-cell table:style-name="ce1" office:value-type="string" calcext:value-type="string">
            <text:p>12h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2016-05-31 12:05:01</text:p>
          </table:table-cell>
          <table:table-cell/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016-05-31 12:10:01</text:p>
          </table:table-cell>
          <table:table-cell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2016-05-31 12:15:01</text:p>
          </table:table-cell>
          <table:table-cell/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2016-05-31 12:20:01</text:p>
          </table:table-cell>
          <table:table-cell/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2016-05-31 12:25:01</text:p>
          </table:table-cell>
          <table:table-cell/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2016-05-31 12:30:01</text:p>
          </table:table-cell>
          <table:table-cell/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2016-05-31 12:35:01</text:p>
          </table:table-cell>
          <table:table-cell/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2016-05-31 12:40:01</text:p>
          </table:table-cell>
          <table:table-cell/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6-05-31 12:45:01</text:p>
          </table:table-cell>
          <table:table-cell/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2016-05-31 12:50:01</text:p>
          </table:table-cell>
          <table:table-cell/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2016-05-31 12:55:01</text:p>
          </table:table-cell>
          <table:table-cell/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016-05-31 13:00:01</text:p>
          </table:table-cell>
          <table:table-cell/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2016-05-31 13:05:01</text:p>
          </table:table-cell>
          <table:table-cell/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2016-05-31 13:10:01</text:p>
          </table:table-cell>
          <table:table-cell/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2016-05-31 13:15:01</text:p>
          </table:table-cell>
          <table:table-cell/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2016-05-31 13:20:01</text:p>
          </table:table-cell>
          <table:table-cell/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2016-05-31 13:25:01</text:p>
          </table:table-cell>
          <table:table-cell/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2016-05-31 13:30:01</text:p>
          </table:table-cell>
          <table:table-cell/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16-05-31 13:35:01</text:p>
          </table:table-cell>
          <table:table-cell/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2016-05-31 13:40:01</text:p>
          </table:table-cell>
          <table:table-cell/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2016-05-31 13:45:01</text:p>
          </table:table-cell>
          <table:table-cell/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6-05-31 13:50:01</text:p>
          </table:table-cell>
          <table:table-cell/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2016-05-31 13:55:01</text:p>
          </table:table-cell>
          <table:table-cell/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2016-05-31 14:00:01</text:p>
          </table:table-cell>
          <table:table-cell/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2016-05-31 14:05:01</text:p>
          </table:table-cell>
          <table:table-cell/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2016-05-31 14:10:01</text:p>
          </table:table-cell>
          <table:table-cell/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2016-05-31 14:15:01</text:p>
          </table:table-cell>
          <table:table-cell/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2016-05-31 14:20:01</text:p>
          </table:table-cell>
          <table:table-cell/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2016-05-31 14:25:01</text:p>
          </table:table-cell>
          <table:table-cell/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2016-05-31 14:30:01</text:p>
          </table:table-cell>
          <table:table-cell/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2016-05-31 14:35:01</text:p>
          </table:table-cell>
          <table:table-cell/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2016-05-31 14:40:01</text:p>
          </table:table-cell>
          <table:table-cell/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2016-05-31 14:45:01</text:p>
          </table:table-cell>
          <table:table-cell/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2016-05-31 14:50:01</text:p>
          </table:table-cell>
          <table:table-cell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2016-05-31 14:55:01</text:p>
          </table:table-cell>
          <table:table-cell/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2016-05-31 15:00:01</text:p>
          </table:table-cell>
          <table:table-cell/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2016-05-31 15:05:01</text:p>
          </table:table-cell>
          <table:table-cell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16-05-31 15:10:01</text:p>
          </table:table-cell>
          <table:table-cell/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2016-05-31 15:15:0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2016-05-31 15:20:01</text:p>
          </table:table-cell>
          <table:table-cell/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2016-05-31 15:25:01</text:p>
          </table:table-cell>
          <table:table-cell/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2016-05-31 15:30:01</text:p>
          </table:table-cell>
          <table:table-cell/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2016-05-31 15:35:0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2016-05-31 15:40:01</text:p>
          </table:table-cell>
          <table:table-cell/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2016-05-31 15:45:01</text:p>
          </table:table-cell>
          <table:table-cell/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2016-05-31 15:50:01</text:p>
          </table:table-cell>
          <table:table-cell/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2016-05-31 15:55:01</text:p>
          </table:table-cell>
          <table:table-cell/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2016-05-31 16:00:01</text:p>
          </table:table-cell>
          <table:table-cell/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2016-05-31 16:05:01</text:p>
          </table:table-cell>
          <table:table-cell/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2016-05-31 16:10:01</text:p>
          </table:table-cell>
          <table:table-cell/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2016-05-31 16:15:01</text:p>
          </table:table-cell>
          <table:table-cell/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2016-05-31 16:20:01</text:p>
          </table:table-cell>
          <table:table-cell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6-05-31 16:25:01</text:p>
          </table:table-cell>
          <table:table-cell/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6-05-31 16:30:01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2016-05-31 16:35:01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6-05-31 16:40:01</text:p>
          </table:table-cell>
          <table:table-cell/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2016-05-31 16:45:01</text:p>
          </table:table-cell>
          <table:table-cell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2016-05-31 16:50:01</text:p>
          </table:table-cell>
          <table:table-cell/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2016-05-31 16:55:01</text:p>
          </table:table-cell>
          <table:table-cell/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2016-05-31 17:00:01</text:p>
          </table:table-cell>
          <table:table-cell/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2016-05-31 17:05:01</text:p>
          </table:table-cell>
          <table:table-cell/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2016-05-31 17:10:01</text:p>
          </table:table-cell>
          <table:table-cell/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6-05-31 17:15:01</text:p>
          </table:table-cell>
          <table:table-cell/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2016-05-31 17:20:01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2016-05-31 17:25:01</text:p>
          </table:table-cell>
          <table:table-cell/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6-05-31 17:30:01</text:p>
          </table:table-cell>
          <table:table-cell/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2016-05-31 17:35:01</text:p>
          </table:table-cell>
          <table:table-cell/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2016-05-31 17:40:01</text:p>
          </table:table-cell>
          <table:table-cell/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2016-05-31 17:45:01</text:p>
          </table:table-cell>
          <table:table-cell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16-05-31 17:50:01</text:p>
          </table:table-cell>
          <table:table-cell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6-05-31 17:55:01</text:p>
          </table:table-cell>
          <table:table-cell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2016-05-31 18:00:01</text:p>
          </table:table-cell>
          <table:table-cell table:style-name="ce1" office:value-type="string" calcext:value-type="string">
            <text:p>18h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2016-05-31 18:05:01</text:p>
          </table:table-cell>
          <table:table-cell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2016-05-31 18:10:01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6-05-31 18:15:01</text:p>
          </table:table-cell>
          <table:table-cell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6-05-31 18:20:01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6-05-31 18:25:01</text:p>
          </table:table-cell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6-05-31 18:30:01</text:p>
          </table:table-cell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6-05-31 18:35:01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6-05-31 18:40:01</text:p>
          </table:table-cell>
          <table:table-cell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6-05-31 18:45:01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6-05-31 18:50:01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6-05-31 18:55:01</text:p>
          </table:table-cell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6-05-31 19:00:01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6-05-31 19:05:01</text:p>
          </table:table-cell>
          <table:table-cell/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6-05-31 19:10:01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6-05-31 19:15:01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6-05-31 19:20:01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6-05-31 19:25:01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6-05-31 19:30:01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6-05-31 19:35:01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6-05-31 19:40:01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6-05-31 19:45:01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6-05-31 19:50:0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6-05-31 19:55:01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6-05-31 20:00:01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6-05-31 20:05:01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6-05-31 20:10:01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6-05-31 20:15:01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6-05-31 20:20:01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6-05-31 20:25:01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6-05-31 20:30:01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-05-31 20:35:0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5-31 20:40:0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5-31 20:45:0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6-05-31 2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 2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00:01</text:p>
          </table:table-cell>
          <table:table-cell table:style-name="ce1" office:value-type="string" calcext:value-type="string">
            <text:p>0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4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5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00:01</text:p>
          </table:table-cell>
          <table:table-cell table:style-name="ce1" office:value-type="string" calcext:value-type="string">
            <text:p>6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6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07:00:0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06-01 07:05:01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6-01 07:10:0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6-01 07:15:0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6-01 07:20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6-01 07:25:0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6-01 07:30:01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6-01 07:35:0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6-01 07:40:0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6-01 07:45:0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6-01 07:50:0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6-01 07:55:01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6-01 08:00:0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6-01 08:05:0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06-01 08:10:0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6-01 08:15:0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06-01 08:20:01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6-06-01 08:25:01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6-06-01 08:30:01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6-06-01 08:35:01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06-01 08:40:01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6-06-01 08:45:01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6-06-01 08:50:01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6-06-01 08:55:01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6-06-01 09:00:01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6-06-01 09:05:01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6-06-01 09:10:01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6-06-01 09:15: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6-06-01 09:20:01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6-06-01 09:25:01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6-06-01 09:30:01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6-06-01 09:35:01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6-06-01 09:40:01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6-06-01 09:45:01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6-06-01 09:50:01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6-06-01 09:55:01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6-06-01 10:00:01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6-06-01 10:05:01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6-06-01 10:10:01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6-06-01 10:15:01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6-06-01 10:20:01</text:p>
          </table:table-cell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6-06-01 10:25:01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2016-06-01 10:30:01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2016-06-01 10:35:01</text:p>
          </table:table-cell>
          <table:table-cell/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6-06-01 10:40:01</text:p>
          </table:table-cell>
          <table:table-cell/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6-06-01 10:45:01</text:p>
          </table:table-cell>
          <table:table-cell/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2016-06-01 10:50:01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6-06-01 10:55:01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6-06-01 11:00:01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6-06-01 11:05:01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6-06-01 11:10:01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6-06-01 11:15:01</text:p>
          </table:table-cell>
          <table:table-cell/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16-06-01 11:20:01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6-06-01 11:25:01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6-06-01 11:30:01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6-06-01 11:35:01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6-06-01 11:40:01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6-06-01 11:45:01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6-06-01 11:50:01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6-06-01 11:55:01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6-06-01 12:00:01</text:p>
          </table:table-cell>
          <table:table-cell table:style-name="ce1" office:value-type="string" calcext:value-type="string">
            <text:p>12h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6-06-01 12:05:01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6-06-01 12:10:01</text:p>
          </table:table-cell>
          <table:table-cell/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6-06-01 12:15:01</text:p>
          </table:table-cell>
          <table:table-cell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6-06-01 12:20:02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6-06-01 12:25:01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6-06-01 12:30:01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6-06-01 12:35:01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6-06-01 12:40:01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6-06-01 12:45:01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016-06-01 12:50:01</text:p>
          </table:table-cell>
          <table:table-cell/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6-06-01 12:55:01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6-06-01 13:00:01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6-06-01 13:05:01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6-06-01 13:10:01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6-06-01 13:15:01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6-06-01 13:20:01</text:p>
          </table:table-cell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6-06-01 13:25:01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6-06-01 13:30:01</text:p>
          </table:table-cell>
          <table:table-cell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6-06-01 13:35:01</text:p>
          </table:table-cell>
          <table:table-cell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6-06-01 13:40:01</text:p>
          </table:table-cell>
          <table:table-cell/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16-06-01 13:45:01</text:p>
          </table:table-cell>
          <table:table-cell/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6-06-01 13:50:01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6-06-01 13:55:01</text:p>
          </table:table-cell>
          <table:table-cell/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2016-06-01 14:00:01</text:p>
          </table:table-cell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6-06-01 14:05:01</text:p>
          </table:table-cell>
          <table:table-cell/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6-06-01 14:10:01</text:p>
          </table:table-cell>
          <table:table-cell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16-06-01 14:15:01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6-06-01 14:20:01</text:p>
          </table:table-cell>
          <table:table-cell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6-06-01 14:25:01</text:p>
          </table:table-cell>
          <table:table-cell/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6-06-01 14:30:01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6-06-01 14:35:01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6-06-01 14:40:01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6-06-01 14:45:01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6-06-01 14:50:01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6-06-01 14:55:01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6-06-01 15:00:01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6-06-01 15:05:01</text:p>
          </table:table-cell>
          <table:table-cell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6-06-01 15:10:01</text:p>
          </table:table-cell>
          <table:table-cell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6-06-01 15:15:01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6-06-01 15:20:01</text:p>
          </table:table-cell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6-06-01 15:25:01</text:p>
          </table:table-cell>
          <table:table-cell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6-06-01 15:30:01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6-06-01 15:35:01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6-06-01 15:40:01</text:p>
          </table:table-cell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16-06-01 15:45:01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6-06-01 15:50:01</text:p>
          </table:table-cell>
          <table:table-cell/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016-06-01 15:55:01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6-06-01 16:00:01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6-06-01 16:05:01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6-06-01 16:10:01</text:p>
          </table:table-cell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6-06-01 16:15:01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6-06-01 16:20:01</text:p>
          </table:table-cell>
          <table:table-cell/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6-06-01 16:25:01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6-06-01 16:30:01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6-06-01 16:35:01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6-06-01 16:40:01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6-06-01 16:45:01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6-06-01 16:50:01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6-06-01 16:55:01</text:p>
          </table:table-cell>
          <table:table-cell/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6-06-01 17:00:01</text:p>
          </table:table-cell>
          <table:table-cell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6-06-01 17:05:01</text:p>
          </table:table-cell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6-06-01 17:10:01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6-06-01 17:15:01</text:p>
          </table:table-cell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6-06-01 17:20:01</text:p>
          </table:table-cell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6-06-01 17:25:01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6-01 17:30:01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6-06-01 17:35:01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6-06-01 17:40:01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6-06-01 17:45:01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6-06-01 17:50:01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6-06-01 17:55:01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6-06-01 18:00:01</text:p>
          </table:table-cell>
          <table:table-cell table:style-name="ce1" office:value-type="string" calcext:value-type="string">
            <text:p>18h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6-06-01 18:05:01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6-06-01 18:10:0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6-06-01 18:15:01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6-06-01 18:20:01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6-06-01 18:25:01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6-06-01 18:30:01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6-06-01 18:35:01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6-06-01 18:40:01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6-06-01 18:45:01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6-06-01 18:50:01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06-01 18:55:01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6-06-01 19:00:01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6-06-01 19:05:01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06-01 19:10:01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6-06-01 19:15: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6-06-01 19:20:01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6-06-01 19:25:01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6-06-01 19:30:01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6-06-01 19:35:0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6-06-01 19:40:01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6-06-01 19:45:01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6-06-01 19:50:01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6-06-01 19:55:01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6-06-01 20:00:01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6-06-01 20:05:01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6-06-01 20:10:01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6-06-01 20:15:0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6-01 20:20:01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6-06-01 20:25:0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06-01 20:30:0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6-01 20:35:0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6-01 20:40:01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6-01 20:45:0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6-01 20:50:01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-06-01 20:55:0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6-01 21:00:0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6-01 21:05:0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6-01 21:10:0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6-06-01 2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 2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00:01</text:p>
          </table:table-cell>
          <table:table-cell office:value-type="string" calcext:value-type="string">
            <text:p>6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4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05:55:0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DC03 m280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olar_irradiance_in_W_m2</text:p>
          </table:table-cell>
        </table:table-row>
        <table:table-row table:style-name="ro1">
          <table:table-cell office:value-type="string" calcext:value-type="string">
            <text:p>2016-07-12 12:00:01</text:p>
          </table:table-cell>
          <table:table-cell office:value-type="string" calcext:value-type="string">
            <text:p>12h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6-07-12 12:05:01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6-07-12 12:10:01</text:p>
          </table:table-cell>
          <table:table-cell/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2016-07-12 12:15:01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016-07-12 12:20:01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6-07-12 12:25:01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6-07-12 12:30:01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6-07-12 12:35:01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6-07-12 12:40:01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6-07-12 12:45:01</text:p>
          </table:table-cell>
          <table:table-cell/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6-07-12 12:50:01</text:p>
          </table:table-cell>
          <table:table-cell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6-07-12 12:55:01</text:p>
          </table:table-cell>
          <table:table-cell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16-07-12 13:00:01</text:p>
          </table:table-cell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6-07-12 13:05:01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6-07-12 13:10:01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6-07-12 13:15:01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6-07-12 13:20:01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6-07-12 13:25:01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6-07-12 13:30:01</text:p>
          </table:table-cell>
          <table:table-cell/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6-07-12 13:35:01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6-07-12 13:40:01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6-07-12 13:45:01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6-07-12 13:50:01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6-07-12 13:55:01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6-07-12 14:00:01</text:p>
          </table:table-cell>
          <table:table-cell/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6-07-12 14:05:0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6-07-12 14:10:01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6-07-12 14:15:01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6-07-12 14:20:01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6-07-12 14:25:01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6-07-12 14:30:01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6-07-12 14:35:01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6-07-12 14:40:01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6-07-12 14:45:01</text:p>
          </table:table-cell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6-07-12 14:50:01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6-07-12 14:55:01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6-07-12 15:00:01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6-07-12 15:05:01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6-07-12 15:10:01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6-07-12 15:15:01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6-07-12 15:20:01</text:p>
          </table:table-cell>
          <table:table-cell/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6-07-12 15:25:0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016-07-12 15:30:01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6-07-12 15:35:01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6-07-12 15:40:01</text:p>
          </table:table-cell>
          <table:table-cell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2016-07-12 15:45:01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6-07-12 15:50:01</text:p>
          </table:table-cell>
          <table:table-cell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6-07-12 15:55:01</text:p>
          </table:table-cell>
          <table:table-cell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6-07-12 16:00:01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6-07-12 16:05:01</text:p>
          </table:table-cell>
          <table:table-cell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6-07-12 16:10:01</text:p>
          </table:table-cell>
          <table:table-cell/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016-07-12 16:15:01</text:p>
          </table:table-cell>
          <table:table-cell/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6-07-12 16:20:01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6-07-12 16:25:01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6-07-12 16:30:01</text:p>
          </table:table-cell>
          <table:table-cell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6-07-12 16:35:01</text:p>
          </table:table-cell>
          <table:table-cell/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6-07-12 16:40:01</text:p>
          </table:table-cell>
          <table:table-cell/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6-07-12 16:45:01</text:p>
          </table:table-cell>
          <table:table-cell/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6-07-12 16:50:01</text:p>
          </table:table-cell>
          <table:table-cell/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2016-07-12 16:55:01</text:p>
          </table:table-cell>
          <table:table-cell/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6-07-12 17:00:01</text:p>
          </table:table-cell>
          <table:table-cell/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2016-07-12 17:05:01</text:p>
          </table:table-cell>
          <table:table-cell/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2016-07-12 17:10:01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6-07-12 17:15:01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6-07-12 17:20:01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6-07-12 17:25:01</text:p>
          </table:table-cell>
          <table:table-cell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16-07-12 17:30:01</text:p>
          </table:table-cell>
          <table:table-cell/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6-07-12 17:35:01</text:p>
          </table:table-cell>
          <table:table-cell/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2016-07-12 17:40:01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6-07-12 17:45:02</text:p>
          </table:table-cell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6-07-12 17:50:01</text:p>
          </table:table-cell>
          <table:table-cell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6-07-12 17:55:01</text:p>
          </table:table-cell>
          <table:table-cell/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6-07-12 18:00:01</text:p>
          </table:table-cell>
          <table:table-cell table:style-name="ce1" office:value-type="string" calcext:value-type="string">
            <text:p>18h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6-07-12 18:05:01</text:p>
          </table:table-cell>
          <table:table-cell/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2016-07-12 18:10:01</text:p>
          </table:table-cell>
          <table:table-cell/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2016-07-12 18:15:01</text:p>
          </table:table-cell>
          <table:table-cell/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6-07-12 18:20:01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2016-07-12 18:25:0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2016-07-12 18:30:01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6-07-12 18:35:01</text:p>
          </table:table-cell>
          <table:table-cell/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016-07-12 18:40:01</text:p>
          </table:table-cell>
          <table:table-cell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2016-07-12 18:45:01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2016-07-12 18:50:01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2016-07-12 18:55:01</text:p>
          </table:table-cell>
          <table:table-cell/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6-07-12 19:00:01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6-07-12 19:05:0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07-12 19:10:01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6-07-12 19:15:01</text:p>
          </table:table-cell>
          <table:table-cell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6-07-12 19:20:01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6-07-12 19:25:01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6-07-12 19:30:01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6-07-12 19:35:0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-07-12 19:40:01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6-07-12 19:45:01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6-07-12 19:50:01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6-07-12 19:55:0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7-12 20:00:0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7-12 20:05:0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07-12 20:10:01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6-07-12 20:15:0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6-07-12 20:20:01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6-07-12 20:25:01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6-07-12 20:30:0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7-12 20:35:01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7-12 20:40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7-12 20:45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7-12 20:50:0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7-12 20:55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7-12 21:00:0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7-12 21:05:0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7-12 21:10: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7-12 21:15:0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7-12 21:20:0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07-12 2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00:01</text:p>
          </table:table-cell>
          <table:table-cell table:style-name="ce1" office:value-type="string" calcext:value-type="string">
            <text:p>0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4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5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00:01</text:p>
          </table:table-cell>
          <table:table-cell table:style-name="ce1" office:value-type="string" calcext:value-type="string">
            <text:p>6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6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7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7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7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07:15:0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6-07-13 07:20:0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6-07-13 07:25:0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6-07-13 07:30:0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7-13 07:35:0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6-07-13 07:40: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7-13 07:45:0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07-13 07:50: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7-13 07:55: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7-13 08:00:01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7-13 08:05:0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7-13 08:10:0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7-13 08:15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7-13 08:20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7-13 08:25:01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7-13 08:30:0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7-13 08:35:0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7-13 08:40:01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7-13 08:45:0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-07-13 08:50:01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-07-13 08:55:01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6-07-13 09:00:01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6-07-13 09:05:01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6-07-13 09:10:01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6-07-13 09:15:01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6-07-13 09:20:01</text:p>
          </table:table-cell>
          <table:table-cell/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6-07-13 09:25:01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6-07-13 09:30:01</text:p>
          </table:table-cell>
          <table:table-cell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6-07-13 09:35:01</text:p>
          </table:table-cell>
          <table:table-cell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2016-07-13 09:40:01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016-07-13 09:45:01</text:p>
          </table:table-cell>
          <table:table-cell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16-07-13 09:50:01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6-07-13 09:55:01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6-07-13 10:00:0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016-07-13 10:05:01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2016-07-13 10:10:0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2016-07-13 10:15:01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2016-07-13 10:20:01</text:p>
          </table:table-cell>
          <table:table-cell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6-07-13 10:25:01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6-07-13 10:30:01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6-07-13 10:35:01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6-07-13 10:40:01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2016-07-13 10:45:01</text:p>
          </table:table-cell>
          <table:table-cell/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2016-07-13 10:50:01</text:p>
          </table:table-cell>
          <table:table-cell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2016-07-13 10:55:01</text:p>
          </table:table-cell>
          <table:table-cell/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2016-07-13 11:00:01</text:p>
          </table:table-cell>
          <table:table-cell/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6-07-13 11:05:01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6-07-13 11:10:01</text:p>
          </table:table-cell>
          <table:table-cell/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6-07-13 11:15:01</text:p>
          </table:table-cell>
          <table:table-cell/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2016-07-13 11:20:01</text:p>
          </table:table-cell>
          <table:table-cell/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6-07-13 11:25:01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2016-07-13 11:30: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6-07-13 11:35:01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6-07-13 11:40:01</text:p>
          </table:table-cell>
          <table:table-cell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2016-07-13 11:45:01</text:p>
          </table:table-cell>
          <table:table-cell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6-07-13 11:50:01</text:p>
          </table:table-cell>
          <table:table-cell/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2016-07-13 11:55:01</text:p>
          </table:table-cell>
          <table:table-cell/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6-07-13 12:00:01</text:p>
          </table:table-cell>
          <table:table-cell table:style-name="ce1" office:value-type="string" calcext:value-type="string">
            <text:p>12h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6-07-13 12:05:01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6-07-13 12:10:01</text:p>
          </table:table-cell>
          <table:table-cell/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2016-07-13 12:15:01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2016-07-13 12:20:01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6-07-13 12:25:01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6-07-13 12:30:01</text:p>
          </table:table-cell>
          <table:table-cell/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2016-07-13 12:35:01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6-07-13 12:40:01</text:p>
          </table:table-cell>
          <table:table-cell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6-07-13 12:45:01</text:p>
          </table:table-cell>
          <table:table-cell/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2016-07-13 12:50:01</text:p>
          </table:table-cell>
          <table:table-cell/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2016-07-13 12:55:01</text:p>
          </table:table-cell>
          <table:table-cell/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2016-07-13 13:00:01</text:p>
          </table:table-cell>
          <table:table-cell/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2016-07-13 13:05:01</text:p>
          </table:table-cell>
          <table:table-cell/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2016-07-13 13:10:01</text:p>
          </table:table-cell>
          <table:table-cell/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2016-07-13 13:15:01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6-07-13 13:20:01</text:p>
          </table:table-cell>
          <table:table-cell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6-07-13 13:25:01</text:p>
          </table:table-cell>
          <table:table-cell/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2016-07-13 13:30:01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6-07-13 13:35:01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6-07-13 13:40:01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6-07-13 13:45:01</text:p>
          </table:table-cell>
          <table:table-cell/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2016-07-13 13:50:01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2016-07-13 13:55:01</text:p>
          </table:table-cell>
          <table:table-cell/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2016-07-13 14:00:01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6-07-13 14:05:01</text:p>
          </table:table-cell>
          <table:table-cell/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2016-07-13 14:10:01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2016-07-13 14:15:01</text:p>
          </table:table-cell>
          <table:table-cell/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2016-07-13 14:20:01</text:p>
          </table:table-cell>
          <table:table-cell/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2016-07-13 14:25:01</text:p>
          </table:table-cell>
          <table:table-cell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6-07-13 14:30:01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6-07-13 14:35:01</text:p>
          </table:table-cell>
          <table:table-cell/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2016-07-13 14:40:01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6-07-13 14:45:01</text:p>
          </table:table-cell>
          <table:table-cell/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6-07-13 14:50:01</text:p>
          </table:table-cell>
          <table:table-cell/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2016-07-13 14:55:01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6-07-13 15:00:01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6-07-13 15:05:01</text:p>
          </table:table-cell>
          <table:table-cell/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016-07-13 15:10:01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6-07-13 15:15:01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6-07-13 15:20:01</text:p>
          </table:table-cell>
          <table:table-cell/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2016-07-13 15:25:01</text:p>
          </table:table-cell>
          <table:table-cell/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16-07-13 15:30:01</text:p>
          </table:table-cell>
          <table:table-cell/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2016-07-13 15:35:01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6-07-13 15:40:01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6-07-13 15:45:01</text:p>
          </table:table-cell>
          <table:table-cell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6-07-13 15:50:01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6-07-13 15:55:0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2016-07-13 16:00:01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6-07-13 16:05:01</text:p>
          </table:table-cell>
          <table:table-cell/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2016-07-13 16:10:01</text:p>
          </table:table-cell>
          <table:table-cell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6-07-13 16:15:01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6-07-13 16:20:01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6-07-13 16:25:01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6-07-13 16:30:01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6-07-13 16:35:01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6-07-13 16:40:02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6-07-13 16:45:01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6-07-13 16:50:0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07-13 16:55:01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6-07-13 17:00:01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6-07-13 17:05:01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07-13 17:10:01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6-07-13 17:15:01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7-13 17:20:0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7-13 17:25:01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6-07-13 17:30:01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6-07-13 17:35:01</text:p>
          </table:table-cell>
          <table:table-cell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6-07-13 17:40:01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6-07-13 17:45:01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6-07-13 17:50:01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6-07-13 17:55:01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6-07-13 18:00:01</text:p>
          </table:table-cell>
          <table:table-cell table:style-name="ce1" office:value-type="string" calcext:value-type="string">
            <text:p>18h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7-13 18:05:01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6-07-13 18:10:02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6-07-13 18:15:01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6-07-13 18:20:01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6-07-13 18:25:01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6-07-13 18:30:01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6-07-13 18:35:01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6-07-13 18:40:01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6-07-13 18:45:01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6-07-13 18:50:01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6-07-13 18:55:01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6-07-13 19:00:01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6-07-13 19:05:01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6-07-13 19:10:01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6-07-13 19:15:01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6-07-13 19:20:01</text:p>
          </table:table-cell>
          <table:table-cell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6-07-13 19:25:01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6-07-13 19:30:01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6-07-13 19:35:01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6-07-13 19:40:0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6-07-13 19:45:01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6-07-13 19:50: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6-07-13 19:55:01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6-07-13 20:00:0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-07-13 20:05:01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7-13 20:10:0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7-13 20:15:0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07-13 20:20:0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07-13 20:25:0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7-13 20:30:0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07-13 20:35:0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6-07-13 20:40: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7-13 20:45: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7-13 20:50:0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7-13 20:55:0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07-13 2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1:45:0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7-13 2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00:01</text:p>
          </table:table-cell>
          <table:table-cell office:value-type="string" calcext:value-type="string">
            <text:p>0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4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5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00:01</text:p>
          </table:table-cell>
          <table:table-cell office:value-type="string" calcext:value-type="string">
            <text:p>6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6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07:00:0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6-07-14 07:05:0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7-14 07:10: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7-14 07:15:0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7-14 07:20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7-14 07:25:01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7-14 07:30:0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7-14 07:35:0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7-14 07:40:0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07-14 07:45:01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6-07-14 07:50:01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7-14 07:55:01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6-07-14 08:00:01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6-07-14 08:05:0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-07-14 08:10:0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07-14 08:15:01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7-14 08:20:01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6-07-14 08:25:0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7-14 08:30:01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6-07-14 08:35:0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6-07-14 08:40:01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6-07-14 08:45:01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6-07-14 08:50:01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6-07-14 08:55:01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6-07-14 09:00:01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6-07-14 09:05:01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6-07-14 09:10:01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6-07-14 09:15:01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6-07-14 09:20:01</text:p>
          </table:table-cell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6-07-14 09:25:01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6-07-14 09:30:01</text:p>
          </table:table-cell>
          <table:table-cell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6-07-14 09:35:01</text:p>
          </table:table-cell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6-07-14 09:40:01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2016-07-14 09:45:01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2016-07-14 09:50:01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6-07-14 09:55:01</text:p>
          </table:table-cell>
          <table:table-cell/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016-07-14 10:00:01</text:p>
          </table:table-cell>
          <table:table-cell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6-07-14 10:05:01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16-07-14 10:10:01</text:p>
          </table:table-cell>
          <table:table-cell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6-07-14 10:15:01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6-07-14 10:20:01</text:p>
          </table:table-cell>
          <table:table-cell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6-07-14 10:25:01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16-07-14 10:30:01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6-07-14 10:35:01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6-07-14 10:40:01</text:p>
          </table:table-cell>
          <table:table-cell/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2016-07-14 10:45:01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2016-07-14 10:50:01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2016-07-14 10:55:01</text:p>
          </table:table-cell>
          <table:table-cell/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2016-07-14 11:00:01</text:p>
          </table:table-cell>
          <table:table-cell/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2016-07-14 11:05:01</text:p>
          </table:table-cell>
          <table:table-cell/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2016-07-14 11:10:01</text:p>
          </table:table-cell>
          <table:table-cell/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6-07-14 11:15:01</text:p>
          </table:table-cell>
          <table:table-cell/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6-07-14 11:20:01</text:p>
          </table:table-cell>
          <table:table-cell/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2016-07-14 11:25:01</text:p>
          </table:table-cell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6-07-14 11:30:01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6-07-14 11:35:01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6-07-14 11:40:01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6-07-14 11:45:01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6-07-14 11:50:01</text:p>
          </table:table-cell>
          <table:table-cell/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2016-07-14 11:55:01</text:p>
          </table:table-cell>
          <table:table-cell/>
          <table:table-cell office:value-type="float" office:value="993" calcext:value-type="float">
            <text:p>993</text:p>
          </table:table-cell>
        </table:table-row>
        <table:table-row table:style-name="ro1" table:number-rows-repeated="145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</table:table>
      <table:table table:name="DC04 m33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olar_irradiance_in_W_m2</text:p>
          </table:table-cell>
        </table:table-row>
        <table:table-row table:style-name="ro1">
          <table:table-cell office:value-type="string" calcext:value-type="string">
            <text:p>2016-12-15 18:00:01</text:p>
          </table:table-cell>
          <table:table-cell table:style-name="ce1" office:value-type="string" calcext:value-type="string">
            <text:p>18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8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8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8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8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8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8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8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8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8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8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8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19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 2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00:01</text:p>
          </table:table-cell>
          <table:table-cell table:style-name="ce1" office:value-type="string" calcext:value-type="string">
            <text:p>0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4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5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00:01</text:p>
          </table:table-cell>
          <table:table-cell table:style-name="ce1" office:value-type="string" calcext:value-type="string">
            <text:p>6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6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7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8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9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9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9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9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9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09:25:0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12-16 09:30:0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6-12-16 09:35:0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12-16 09:40:0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6-12-16 09:45: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12-16 09:50: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12-16 09:55: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12-16 10:00:0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12-16 10:05: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12-16 10:10:0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12-16 10:15:0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12-16 10:20:01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6-12-16 10:25:01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6-12-16 10:30:01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6-12-16 10:35:0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6-12-16 10:40:01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6-12-16 10:45:01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6-12-16 10:50:01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12-16 10:55:01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6-12-16 11:00:01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6-12-16 11:05:02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6-12-16 11:10:01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6-12-16 11:15:01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6-12-16 11:20:01</text:p>
          </table:table-cell>
          <table:table-cell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6-12-16 11:25:01</text:p>
          </table:table-cell>
          <table:table-cell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2016-12-16 11:30:01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6-12-16 11:35:01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6-12-16 11:40:01</text:p>
          </table:table-cell>
          <table:table-cell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6-12-16 11:45:01</text:p>
          </table:table-cell>
          <table:table-cell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2016-12-16 11:50:01</text:p>
          </table:table-cell>
          <table:table-cell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16-12-16 11:55:01</text:p>
          </table:table-cell>
          <table:table-cell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6-12-16 12:00:01</text:p>
          </table:table-cell>
          <table:table-cell table:style-name="ce1" office:value-type="string" calcext:value-type="string">
            <text:p>12h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6-12-16 12:05:01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2016-12-16 12:10:01</text:p>
          </table:table-cell>
          <table:table-cell/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2016-12-16 12:15:01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016-12-16 12:20:01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6-12-16 12:25:01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6-12-16 12:30:01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6-12-16 12:35:01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2016-12-16 12:40:01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6-12-16 12:45:01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2016-12-16 12:50:01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016-12-16 12:55:01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6-12-16 13:00:01</text:p>
          </table:table-cell>
          <table:table-cell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6-12-16 13:05:01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2016-12-16 13:10:01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6-12-16 13:15:01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016-12-16 13:20:01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6-12-16 13:25:01</text:p>
          </table:table-cell>
          <table:table-cell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6-12-16 13:30:01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16-12-16 13:35:0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2016-12-16 13:40:0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2016-12-16 13:45:01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2016-12-16 13:50:01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6-12-16 13:55:01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2016-12-16 14:00:01</text:p>
          </table:table-cell>
          <table:table-cell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2016-12-16 14:05:01</text:p>
          </table:table-cell>
          <table:table-cell/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016-12-16 14:10:01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16-12-16 14:15:01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2016-12-16 14:20:01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6-12-16 14:25:01</text:p>
          </table:table-cell>
          <table:table-cell/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6-12-16 14:30:01</text:p>
          </table:table-cell>
          <table:table-cell/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6-12-16 14:35:01</text:p>
          </table:table-cell>
          <table:table-cell/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016-12-16 14:40:01</text:p>
          </table:table-cell>
          <table:table-cell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6-12-16 14:45:01</text:p>
          </table:table-cell>
          <table:table-cell/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2016-12-16 14:50:01</text:p>
          </table:table-cell>
          <table:table-cell/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6-12-16 14:55:01</text:p>
          </table:table-cell>
          <table:table-cell/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6-12-16 15:00:01</text:p>
          </table:table-cell>
          <table:table-cell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6-12-16 15:05:01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6-12-16 15:10:01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6-12-16 15:15:01</text:p>
          </table:table-cell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6-12-16 15:20:01</text:p>
          </table:table-cell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6-12-16 15:25:01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6-12-16 15:30:01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6-12-16 15:35:01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6-12-16 15:40:01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6-12-16 15:45:01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6-12-16 15:50:01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6-12-16 15:55:01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6-12-16 16:00:01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6-12-16 16:05:01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6-12-16 16:10:01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6-12-16 16:15:01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6-12-16 16:20:0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12-16 16:25:01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12-16 16:30:01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12-16 16:35: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12-16 16:40:0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12-16 16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6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6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7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00:01</text:p>
          </table:table-cell>
          <table:table-cell table:style-name="ce1" office:value-type="string" calcext:value-type="string">
            <text:p>18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8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19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 2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00:01</text:p>
          </table:table-cell>
          <table:table-cell office:value-type="string" calcext:value-type="string">
            <text:p>0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0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1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2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3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4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5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00:01</text:p>
          </table:table-cell>
          <table:table-cell office:value-type="string" calcext:value-type="string">
            <text:p>6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6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7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8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9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9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9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09:15:0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12-17 09:20:0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12-17 09:25: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12-17 09:30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12-17 09:35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12-17 09:40:0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12-17 09:45:0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12-17 09:50:01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-12-17 09:55:01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-12-17 10:00:01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6-12-17 10:05:01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6-12-17 10:10:01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12-17 10:15:0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6-12-17 10:20:01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6-12-17 10:25:01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6-12-17 10:30:0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-12-17 10:35:01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6-12-17 10:40:0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6-12-17 10:45:01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6-12-17 10:50:01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6-12-17 10:55:01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6-12-17 11:00:01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6-12-17 11:05:01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6-12-17 11:10:01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6-12-17 11:15:01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6-12-17 11:20:01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6-12-17 11:25:01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6-12-17 11:30:01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6-12-17 11:35:01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6-12-17 11:40:01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6-12-17 11:45:01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6-12-17 11:50:01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6-12-17 11:55:01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6-12-17 12:00:01</text:p>
          </table:table-cell>
          <table:table-cell office:value-type="string" calcext:value-type="string">
            <text:p>12h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6-12-17 12:05:01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6-12-17 12:10:01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6-12-17 12:15:01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6-12-17 12:20:01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6-12-17 12:25:01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6-12-17 12:30:01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6-12-17 12:35:01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6-12-17 12:40:01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6-12-17 12:45:01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6-12-17 12:50:01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6-12-17 12:55:01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6-12-17 13:00:01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6-12-17 13:05:01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6-12-17 13:10:01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12-17 13:15:01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6-12-17 13:20:0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6-12-17 13:25:01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6-12-17 13:30:01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6-12-17 13:35:01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6-12-17 13:40:0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6-12-17 13:45:0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6-12-17 13:50:01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6-12-17 13:55:01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6-12-17 14:00:01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6-12-17 14:05:0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6-12-17 14:10:0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6-12-17 14:15: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6-12-17 14:20:01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6-12-17 14:25:01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6-12-17 14:30:01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6-12-17 14:35:01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6-12-17 14:40:01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6-12-17 14:45:01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6-12-17 14:50:01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6-12-17 14:55:01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12-17 15:00:01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12-17 15:05:01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6-12-17 15:10:01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6-12-17 15:15:01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6-12-17 15:20:01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6-12-17 15:25:01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6-12-17 15:30:01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6-12-17 15:35:01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12-17 15:40:01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12-17 15:45:01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6-12-17 15:50:0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-12-17 15:55:0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12-17 16:00:0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12-17 16:05:01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12-17 16:10:01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12-17 16:15:0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12-17 16:20:0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12-17 16:25:0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6-12-17 16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6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6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6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6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6:5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0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0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1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1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2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2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3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3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4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45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50: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 17:55:0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Sheet5" table:style-name="ta1">
        <table:shapes>
          <draw:frame draw:z-index="0" draw:style-name="gr1" draw:text-style-name="P1" svg:width="15.999cm" svg:height="8.999cm" svg:x="0cm" svg:y="0cm">
            <draw:object draw:notify-on-update-of-ranges="'DC01 m282'.B2:'DC01 m282'.B577 'DC01 m282'.C1:'DC01 m282'.C1 'DC01 m282'.C2:'DC01 m282'.C5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5.913cm" svg:y="0cm">
            <draw:object draw:notify-on-update-of-ranges="'DC02 m166'.B2:'DC02 m166'.B577 'DC02 m166'.C1:'DC02 m166'.C1 'DC02 m166'.C2:'DC02 m166'.C5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cm" svg:height="9.005cm" svg:x="15.913cm" svg:y="8.948cm">
            <draw:object draw:notify-on-update-of-ranges="'DC04 m33'.B2:'DC04 m33'.B577 'DC04 m33'.C1:'DC04 m33'.C1 'DC04 m33'.C2:'DC04 m33'.C5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.999cm" svg:height="8.999cm" svg:x="0.028cm" svg:y="8.952cm">
            <draw:object draw:notify-on-update-of-ranges="'DC03 m280'.B2:'DC03 m280'.B577 'DC03 m280'.C1:'DC03 m280'.C1 'DC03 m280'.C2:'DC03 m280'.C5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number-columns-repeated="15" table:default-cell-style-name="ce3"/>
        <table:table-row table:style-name="ro1" table:number-rows-repeated="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6" table:style-name="ta1">
        <table:shapes>
          <draw:frame draw:z-index="0" draw:style-name="gr1" draw:text-style-name="P1" svg:width="20.237cm" svg:height="4.967cm" svg:x="0cm" svg:y="0cm">
            <draw:object draw:notify-on-update-of-ranges="'DC01 m282'.B2:'DC01 m282'.B577 'DC01 m282'.C1:'DC01 m282'.C1 'DC01 m282'.C2:'DC01 m282'.C5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0.237cm" svg:height="4.967cm" svg:x="0cm" svg:y="4.971cm">
            <draw:object draw:notify-on-update-of-ranges="'DC02 m166'.B2:'DC02 m166'.B577 'DC02 m166'.C1:'DC02 m166'.C1 'DC02 m166'.C2:'DC02 m166'.C5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0.237cm" svg:height="4.967cm" svg:x="0cm" svg:y="9.945cm">
            <draw:object draw:notify-on-update-of-ranges="'DC03 m280'.B2:'DC03 m280'.B577 'DC03 m280'.C1:'DC03 m280'.C1 'DC03 m280'.C2:'DC03 m280'.C57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20.233cm" svg:height="4.967cm" svg:x="0cm" svg:y="14.915cm">
            <draw:object draw:notify-on-update-of-ranges="'DC04 m33'.B2:'DC04 m33'.B577 'DC04 m33'.C1:'DC04 m33'.C1 'DC04 m33'.C2:'DC04 m33'.C57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number-columns-repeated="10" table:default-cell-style-name="ce4"/>
        <table:table-column table:style-name="co4" table:number-columns-repeated="7" table:default-cell-style-name="Default"/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C01</text:p>
          </table:table-cell>
          <table:table-cell office:value-type="string" calcext:value-type="string">
            <text:p>0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8h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C02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h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C03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h</text:p>
          </table:table-cell>
          <table:table-cell office:value-type="string" calcext:value-type="string">
            <text:p>6h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C04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12h</text:p>
          </table:table-cell>
        </table:table-row>
        <table:table-row table:style-name="ro1" table:number-rows-repeated="3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0:07:41.594105328</meta:creation-date>
    <dc:date>2023-12-10T23:23:02.392102167</dc:date>
    <meta:editing-duration>PT17M1S</meta:editing-duration>
    <meta:editing-cycles>7</meta:editing-cycles>
    <meta:generator>LibreOffice/7.3.7.2$Linux_X86_64 LibreOffice_project/30$Build-2</meta:generator>
    <meta:document-statistic meta:table-count="6" meta:cell-count="467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subtitle svg:x="7.427cm" svg:y="0.18cm" chart:style-name="ch2">
          <text:p>DC04</text:p>
        </chart:subtitle>
        <chart:plot-area chart:style-name="ch3" table:cell-range-address="'DC04 m33'.B1:'DC04 m33'.C577" chart:data-source-has-labels="both" svg:x="1.331cm" svg:y="1.043cm" svg:width="14.35cm" svg:height="7.783cm">
          <chart:coordinate-region svg:x="2.138cm" svg:y="1.242cm" svg:width="13.543cm" svg:height="6.937cm"/>
          <chart:axis chart:dimension="x" chart:name="primary-x" chart:style-name="ch4" chartooo:axis-type="auto">
            <chartooo:date-scale/>
            <chart:categories table:cell-range-address="'DC04 m33'.B2:'DC04 m33'.B577"/>
          </chart:axis>
          <chart:axis chart:dimension="y" chart:name="primary-y" chart:style-name="ch5">
            <chart:title svg:x="0.451cm" svg:y="5.309cm" chart:style-name="ch6">
              <text:p>Watt</text:p>
            </chart:title>
            <chart:grid chart:style-name="ch7" chart:class="major"/>
          </chart:axis>
          <chart:series chart:style-name="ch8" chart:values-cell-range-address="'DC04 m33'.C2:'DC04 m33'.C577" chart:label-cell-address="'DC04 m33'.C1:'DC04 m33'.C1" chart:class="chart:bar">
            <chart:data-point chart:repeated="5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ar_irradiance_in_W_m2</text:p>
                <draw:g>
                  <svg:desc>'DC04 m33'.C1:'DC04 m3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h</text:p>
                <draw:g>
                  <svg:desc>'DC04 m33'.B2:'DC04 m33'.B577</svg:desc>
                </draw:g>
              </table:table-cell>
              <table:table-cell office:value-type="float" office:value="0">
                <text:p>0</text:p>
                <draw:g>
                  <svg:desc>'DC04 m33'.C2:'DC04 m33'.C57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7.427cm" svg:y="0.18cm" chart:style-name="ch2">
          <text:p>DC02</text:p>
        </chart:subtitle>
        <chart:plot-area chart:style-name="ch3" table:cell-range-address="'DC02 m166'.B1:'DC02 m166'.C577" chart:data-source-has-labels="both" svg:x="1.331cm" svg:y="1.043cm" svg:width="14.349cm" svg:height="7.777cm">
          <chart:coordinate-region svg:x="2.323cm" svg:y="1.243cm" svg:width="13.357cm" svg:height="6.93cm"/>
          <chart:axis chart:dimension="x" chart:name="primary-x" chart:style-name="ch4" chartooo:axis-type="auto">
            <chartooo:date-scale/>
            <chart:categories table:cell-range-address="'DC02 m166'.B2:'DC02 m166'.B577"/>
          </chart:axis>
          <chart:axis chart:dimension="y" chart:name="primary-y" chart:style-name="ch5">
            <chart:title svg:x="0.451cm" svg:y="5.306cm" chart:style-name="ch6">
              <text:p>Watt</text:p>
            </chart:title>
            <chart:grid chart:style-name="ch7" chart:class="major"/>
          </chart:axis>
          <chart:series chart:style-name="ch8" chart:values-cell-range-address="'DC02 m166'.C2:'DC02 m166'.C577" chart:label-cell-address="'DC02 m166'.C1:'DC02 m166'.C1" chart:class="chart:bar">
            <chart:data-point chart:repeated="5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ar_irradiance_in_W_m2</text:p>
                <draw:g>
                  <svg:desc>'DC02 m166'.C1:'DC02 m166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h</text:p>
                <draw:g>
                  <svg:desc>'DC02 m166'.B2:'DC02 m166'.B577</svg:desc>
                </draw:g>
              </table:table-cell>
              <table:table-cell office:value-type="float" office:value="0">
                <text:p>0</text:p>
                <draw:g>
                  <svg:desc>'DC02 m166'.C2:'DC02 m166'.C57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38cm" svg:height="4.968cm" xlink:href=".." xlink:type="simple" chart:class="chart:bar" chart:style-name="ch1">
        <chart:subtitle svg:x="9.48cm" svg:y="0.099cm" chart:style-name="ch2">
          <text:p>DC-01</text:p>
        </chart:subtitle>
        <chart:plot-area chart:style-name="ch3" table:cell-range-address="'DC01 m282'.B1:'DC01 m282'.C577" chart:data-source-has-labels="both" svg:x="1.415cm" svg:y="0.881cm" svg:width="18.419cm" svg:height="3.988cm">
          <chart:coordinate-region svg:x="2.407cm" svg:y="1.08cm" svg:width="17.427cm" svg:height="3.142cm"/>
          <chart:axis chart:dimension="x" chart:name="primary-x" chart:style-name="ch4" chartooo:axis-type="auto">
            <chartooo:date-scale/>
            <chart:categories table:cell-range-address="'DC01 m282'.B2:'DC01 m282'.B577"/>
          </chart:axis>
          <chart:axis chart:dimension="y" chart:name="primary-y" chart:style-name="ch5">
            <chart:title svg:x="0.451cm" svg:y="3.25cm" chart:style-name="ch6">
              <text:p>Watt</text:p>
            </chart:title>
            <chart:grid chart:style-name="ch7" chart:class="major"/>
          </chart:axis>
          <chart:series chart:style-name="ch8" chart:values-cell-range-address="'DC01 m282'.C2:'DC01 m282'.C577" chart:label-cell-address="'DC01 m282'.C1:'DC01 m282'.C1" chart:class="chart:bar">
            <chart:data-point chart:repeated="5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ar_irradiance_in_W_m2</text:p>
                <draw:g>
                  <svg:desc>'DC01 m282'.C1:'DC01 m28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h</text:p>
                <draw:g>
                  <svg:desc>'DC01 m282'.B2:'DC01 m282'.B577</svg:desc>
                </draw:g>
              </table:table-cell>
              <table:table-cell office:value-type="float" office:value="0">
                <text:p>0</text:p>
                <draw:g>
                  <svg:desc>'DC01 m282'.C2:'DC01 m282'.C57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7.427cm" svg:y="0.18cm" chart:style-name="ch2">
          <text:p>DC01</text:p>
        </chart:subtitle>
        <chart:plot-area chart:style-name="ch3" table:cell-range-address="'DC01 m282'.B1:'DC01 m282'.C577" chart:data-source-has-labels="both" svg:x="1.331cm" svg:y="1.043cm" svg:width="14.349cm" svg:height="7.777cm">
          <chart:coordinate-region svg:x="2.323cm" svg:y="1.243cm" svg:width="13.357cm" svg:height="6.93cm"/>
          <chart:axis chart:dimension="x" chart:name="primary-x" chart:style-name="ch4" chartooo:axis-type="auto">
            <chartooo:date-scale/>
            <chart:categories table:cell-range-address="'DC01 m282'.B2:'DC01 m282'.B577"/>
          </chart:axis>
          <chart:axis chart:dimension="y" chart:name="primary-y" chart:style-name="ch5">
            <chart:title svg:x="0.451cm" svg:y="5.306cm" chart:style-name="ch6">
              <text:p>Watt</text:p>
            </chart:title>
            <chart:grid chart:style-name="ch7" chart:class="major"/>
          </chart:axis>
          <chart:series chart:style-name="ch8" chart:values-cell-range-address="'DC01 m282'.C2:'DC01 m282'.C577" chart:label-cell-address="'DC01 m282'.C1:'DC01 m282'.C1" chart:class="chart:bar">
            <chart:data-point chart:repeated="5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ar_irradiance_in_W_m2</text:p>
                <draw:g>
                  <svg:desc>'DC01 m282'.C1:'DC01 m28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h</text:p>
                <draw:g>
                  <svg:desc>'DC01 m282'.B2:'DC01 m282'.B577</svg:desc>
                </draw:g>
              </table:table-cell>
              <table:table-cell office:value-type="float" office:value="0">
                <text:p>0</text:p>
                <draw:g>
                  <svg:desc>'DC01 m282'.C2:'DC01 m282'.C57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7.427cm" svg:y="0.18cm" chart:style-name="ch2">
          <text:p>DC03</text:p>
        </chart:subtitle>
        <chart:plot-area chart:style-name="ch3" table:cell-range-address="'DC03 m280'.B1:'DC03 m280'.C577" chart:data-source-has-labels="both" svg:x="1.331cm" svg:y="1.043cm" svg:width="14.349cm" svg:height="7.777cm">
          <chart:coordinate-region svg:x="2.323cm" svg:y="1.242cm" svg:width="13.357cm" svg:height="6.931cm"/>
          <chart:axis chart:dimension="x" chart:name="primary-x" chart:style-name="ch4" chartooo:axis-type="auto">
            <chartooo:date-scale/>
            <chart:categories table:cell-range-address="'DC03 m280'.B2:'DC03 m280'.B577"/>
          </chart:axis>
          <chart:axis chart:dimension="x" chart:name="secondary-x" chart:style-name="ch5"/>
          <chart:axis chart:dimension="y" chart:name="primary-y" chart:style-name="ch6">
            <chart:title svg:x="0.451cm" svg:y="5.306cm" chart:style-name="ch7">
              <text:p>Watt</text:p>
            </chart:title>
            <chart:grid chart:style-name="ch8" chart:class="major"/>
          </chart:axis>
          <chart:series chart:style-name="ch9" chart:values-cell-range-address="'DC03 m280'.C2:'DC03 m280'.C577" chart:label-cell-address="'DC03 m280'.C1:'DC03 m280'.C1" chart:class="chart:bar">
            <chart:data-point chart:repeated="57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ar_irradiance_in_W_m2</text:p>
                <draw:g>
                  <svg:desc>'DC03 m280'.C1:'DC03 m28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h</text:p>
                <draw:g>
                  <svg:desc>'DC03 m280'.B2:'DC03 m280'.B577</svg:desc>
                </draw:g>
              </table:table-cell>
              <table:table-cell office:value-type="float" office:value="271">
                <text:p>271</text:p>
                <draw:g>
                  <svg:desc>'DC03 m280'.C2:'DC03 m280'.C57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3">
                <text:p>9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38cm" svg:height="4.968cm" xlink:href=".." xlink:type="simple" chart:class="chart:bar" chart:style-name="ch1">
        <chart:subtitle svg:x="9.48cm" svg:y="0.099cm" chart:style-name="ch2">
          <text:p>DC-02</text:p>
        </chart:subtitle>
        <chart:plot-area chart:style-name="ch3" table:cell-range-address="'DC02 m166'.B1:'DC02 m166'.C577" chart:data-source-has-labels="both" svg:x="1.415cm" svg:y="0.881cm" svg:width="18.419cm" svg:height="3.988cm">
          <chart:coordinate-region svg:x="2.407cm" svg:y="1.08cm" svg:width="17.427cm" svg:height="3.142cm"/>
          <chart:axis chart:dimension="x" chart:name="primary-x" chart:style-name="ch4" chartooo:axis-type="auto">
            <chartooo:date-scale/>
            <chart:categories table:cell-range-address="'DC02 m166'.B2:'DC02 m166'.B577"/>
          </chart:axis>
          <chart:axis chart:dimension="y" chart:name="primary-y" chart:style-name="ch5">
            <chart:title svg:x="0.451cm" svg:y="3.25cm" chart:style-name="ch6">
              <text:p>Watt</text:p>
            </chart:title>
            <chart:grid chart:style-name="ch7" chart:class="major"/>
          </chart:axis>
          <chart:series chart:style-name="ch8" chart:values-cell-range-address="'DC02 m166'.C2:'DC02 m166'.C577" chart:label-cell-address="'DC02 m166'.C1:'DC02 m166'.C1" chart:class="chart:bar">
            <chart:data-point chart:repeated="5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ar_irradiance_in_W_m2</text:p>
                <draw:g>
                  <svg:desc>'DC02 m166'.C1:'DC02 m166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h</text:p>
                <draw:g>
                  <svg:desc>'DC02 m166'.B2:'DC02 m166'.B577</svg:desc>
                </draw:g>
              </table:table-cell>
              <table:table-cell office:value-type="float" office:value="0">
                <text:p>0</text:p>
                <draw:g>
                  <svg:desc>'DC02 m166'.C2:'DC02 m166'.C57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38cm" svg:height="4.968cm" xlink:href=".." xlink:type="simple" chart:class="chart:bar" chart:style-name="ch1">
        <chart:subtitle svg:x="9.48cm" svg:y="0.099cm" chart:style-name="ch2">
          <text:p>DC-03</text:p>
        </chart:subtitle>
        <chart:plot-area chart:style-name="ch3" table:cell-range-address="'DC03 m280'.B1:'DC03 m280'.C577" chart:data-source-has-labels="both" svg:x="1.415cm" svg:y="0.881cm" svg:width="18.419cm" svg:height="3.988cm">
          <chart:coordinate-region svg:x="2.407cm" svg:y="1.08cm" svg:width="17.427cm" svg:height="3.142cm"/>
          <chart:axis chart:dimension="x" chart:name="primary-x" chart:style-name="ch4" chartooo:axis-type="auto">
            <chartooo:date-scale/>
            <chart:categories table:cell-range-address="'DC03 m280'.B2:'DC03 m280'.B577"/>
          </chart:axis>
          <chart:axis chart:dimension="x" chart:name="secondary-x" chart:style-name="ch5"/>
          <chart:axis chart:dimension="y" chart:name="primary-y" chart:style-name="ch6">
            <chart:title svg:x="0.451cm" svg:y="3.25cm" chart:style-name="ch7">
              <text:p>Watt</text:p>
            </chart:title>
            <chart:grid chart:style-name="ch8" chart:class="major"/>
          </chart:axis>
          <chart:series chart:style-name="ch9" chart:values-cell-range-address="'DC03 m280'.C2:'DC03 m280'.C577" chart:label-cell-address="'DC03 m280'.C1:'DC03 m280'.C1" chart:class="chart:bar">
            <chart:data-point chart:repeated="57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ar_irradiance_in_W_m2</text:p>
                <draw:g>
                  <svg:desc>'DC03 m280'.C1:'DC03 m28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h</text:p>
                <draw:g>
                  <svg:desc>'DC03 m280'.B2:'DC03 m280'.B577</svg:desc>
                </draw:g>
              </table:table-cell>
              <table:table-cell office:value-type="float" office:value="271">
                <text:p>271</text:p>
                <draw:g>
                  <svg:desc>'DC03 m280'.C2:'DC03 m280'.C57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3">
                <text:p>9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34cm" svg:height="4.968cm" xlink:href=".." xlink:type="simple" chart:class="chart:bar" chart:style-name="ch1">
        <chart:subtitle svg:x="9.478cm" svg:y="0.099cm" chart:style-name="ch2">
          <text:p>DC-04</text:p>
        </chart:subtitle>
        <chart:plot-area chart:style-name="ch3" table:cell-range-address="'DC04 m33'.B1:'DC04 m33'.C577" chart:data-source-has-labels="both" svg:x="1.415cm" svg:y="0.881cm" svg:width="18.415cm" svg:height="3.988cm">
          <chart:coordinate-region svg:x="2.222cm" svg:y="1.08cm" svg:width="17.608cm" svg:height="3.142cm"/>
          <chart:axis chart:dimension="x" chart:name="primary-x" chart:style-name="ch4" chartooo:axis-type="auto">
            <chartooo:date-scale/>
            <chart:categories table:cell-range-address="'DC04 m33'.B2:'DC04 m33'.B577"/>
          </chart:axis>
          <chart:axis chart:dimension="y" chart:name="primary-y" chart:style-name="ch5">
            <chart:title svg:x="0.451cm" svg:y="3.25cm" chart:style-name="ch6">
              <text:p>Watt</text:p>
            </chart:title>
            <chart:grid chart:style-name="ch7" chart:class="major"/>
          </chart:axis>
          <chart:series chart:style-name="ch8" chart:values-cell-range-address="'DC04 m33'.C2:'DC04 m33'.C577" chart:label-cell-address="'DC04 m33'.C1:'DC04 m33'.C1" chart:class="chart:bar">
            <chart:data-point chart:repeated="5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ar_irradiance_in_W_m2</text:p>
                <draw:g>
                  <svg:desc>'DC04 m33'.C1:'DC04 m3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h</text:p>
                <draw:g>
                  <svg:desc>'DC04 m33'.B2:'DC04 m33'.B577</svg:desc>
                </draw:g>
              </table:table-cell>
              <table:table-cell office:value-type="float" office:value="0">
                <text:p>0</text:p>
                <draw:g>
                  <svg:desc>'DC04 m33'.C2:'DC04 m33'.C57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